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3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Preformatted_20_Text">
      <style:text-properties officeooo:paragraph-rsid="0023416c"/>
    </style:style>
    <style:style style:name="P4" style:family="paragraph" style:parent-style-name="Preformatted_20_Text">
      <style:text-properties officeooo:paragraph-rsid="0024022d"/>
    </style:style>
    <style:style style:name="P5" style:family="paragraph" style:parent-style-name="Preformatted_20_Text">
      <style:text-properties officeooo:paragraph-rsid="002443ed"/>
    </style:style>
    <style:style style:name="P6" style:family="paragraph" style:parent-style-name="Heading_20_1" style:list-style-name="WWNum1">
      <style:paragraph-properties fo:margin-left="1.33cm" fo:margin-right="0cm" fo:text-indent="-0.7cm" style:auto-text-indent="false"/>
    </style:style>
    <style:style style:name="P7" style:family="paragraph" style:parent-style-name="Heading_20_1" style:list-style-name="WWNum1">
      <style:paragraph-properties fo:margin-left="1.33cm" fo:margin-right="0cm" fo:text-indent="-0.7cm" style:auto-text-indent="false"/>
      <style:text-properties officeooo:paragraph-rsid="0023416c"/>
    </style:style>
    <style:style style:name="P8" style:family="paragraph" style:parent-style-name="Heading_20_1" style:list-style-name="WWNum1">
      <style:paragraph-properties fo:margin-left="1.33cm" fo:margin-right="0cm" fo:text-indent="-0.7cm" style:auto-text-indent="false"/>
      <style:text-properties officeooo:paragraph-rsid="0024022d"/>
    </style:style>
    <style:style style:name="P9" style:family="paragraph" style:parent-style-name="Heading_20_1" style:list-style-name="WWNum1">
      <style:paragraph-properties fo:margin-left="1.33cm" fo:margin-right="0cm" fo:text-indent="-0.7cm" style:auto-text-indent="false"/>
      <style:text-properties officeooo:paragraph-rsid="002443ed"/>
    </style:style>
    <style:style style:name="P10" style:family="paragraph" style:parent-style-name="normal" style:list-style-name="WWNum1"/>
    <style:style style:name="P11" style:family="paragraph" style:parent-style-name="normal">
      <style:text-properties officeooo:paragraph-rsid="0024022d"/>
    </style:style>
    <style:style style:name="P12" style:family="paragraph" style:parent-style-name="normal">
      <style:text-properties officeooo:rsid="0024022d" officeooo:paragraph-rsid="0024022d"/>
    </style:style>
    <style:style style:name="P13" style:family="paragraph" style:parent-style-name="normal">
      <style:text-properties officeooo:rsid="0024022d" officeooo:paragraph-rsid="002443ed"/>
    </style:style>
    <style:style style:name="P14" style:family="paragraph" style:parent-style-name="normal">
      <style:text-properties officeooo:paragraph-rsid="002443ed"/>
    </style:style>
    <style:style style:name="P15" style:family="paragraph" style:parent-style-name="normal">
      <style:text-properties officeooo:rsid="002443ed" officeooo:paragraph-rsid="002443ed"/>
    </style:style>
    <style:style style:name="P16" style:family="paragraph" style:parent-style-name="normal">
      <style:text-properties officeooo:rsid="002443ed" officeooo:paragraph-rsid="0025b280"/>
    </style:style>
    <style:style style:name="P17" style:family="paragraph" style:parent-style-name="normal">
      <style:text-properties officeooo:rsid="0025b280" officeooo:paragraph-rsid="0025b280"/>
    </style:style>
    <style:style style:name="P18" style:family="paragraph" style:parent-style-name="Heading_20_2" style:list-style-name="WWNum1"/>
    <style:style style:name="P19" style:family="paragraph" style:parent-style-name="Heading_20_2" style:list-style-name="WWNum1">
      <style:text-properties officeooo:paragraph-rsid="0023416c"/>
    </style:style>
    <style:style style:name="P20" style:family="paragraph" style:parent-style-name="Heading_20_2" style:list-style-name="WWNum1">
      <style:text-properties officeooo:paragraph-rsid="002443ed"/>
    </style:style>
    <style:style style:name="P21" style:family="paragraph" style:parent-style-name="Standard" style:master-page-name="Standard">
      <style:paragraph-properties style:page-number="1"/>
      <style:text-properties style:font-name="Liberation Sans"/>
    </style:style>
    <style:style style:name="P22" style:family="paragraph" style:parent-style-name="Standard">
      <style:text-properties officeooo:paragraph-rsid="0023416c"/>
    </style:style>
    <style:style style:name="P23" style:family="paragraph" style:parent-style-name="Standard">
      <style:text-properties officeooo:paragraph-rsid="0024022d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25b280" officeooo:paragraph-rsid="0025b280"/>
    </style:style>
    <style:style style:name="T1" style:family="text">
      <style:text-properties officeooo:rsid="0023416c"/>
    </style:style>
    <style:style style:name="T2" style:family="text">
      <style:text-properties officeooo:rsid="0024022d"/>
    </style:style>
    <style:style style:name="T3" style:family="text">
      <style:text-properties officeooo:rsid="002443ed"/>
    </style:style>
    <style:style style:name="T4" style:family="text">
      <style:text-properties officeooo:rsid="0025b2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ain Danger<text:tab/><text:tab/><text:tab/><text:tab/><text:tab/><text:tab/><text:tab/><text:tab/><text:tab/><text:tab/>UTC503-<text:span text:style-name="T1">2</text:span></text:p>
      <text:p text:style-name="P2"/>
      <text:p text:style-name="Standard"/>
      <text:list xml:id="list4180101579" text:style-name="WWNum1">
        <text:list-item>
          <text:p text:style-name="P6"><text:span text:style-name="T1">Coder une instruction de bouclage « goto »</text:span> :</text:p>
          <text:list>
            <text:list-header>
              <text:p text:style-name="P18"/>
            </text:list-header>
          </text:list>
        </text:list-item>
      </text:list>
      <text:p text:style-name="P3">#include &lt;stdio.h&gt;</text:p>
      <text:p text:style-name="P3">int main(void) {</text:p>
      <text:p text:style-name="P3"><text:s text:c="4"/>unsigned long long int n=0;</text:p>
      <text:p text:style-name="P3"><text:s text:c="4"/>unsigned long long int m=1;</text:p>
      <text:p text:style-name="P3"><text:s text:c="4"/>int i=1;</text:p>
      <text:p text:style-name="P3"><text:s text:c="4"/>printf("Entrez une valeur entière positive : ");</text:p>
      <text:p text:style-name="P3"><text:s text:c="4"/>scanf("%llu",&amp;n);</text:p>
      <text:p text:style-name="P3"><text:s text:c="4"/>if (n&gt;20) {</text:p>
      <text:p text:style-name="P3"><text:s text:c="8"/>printf("\nDepassement de la capacité de calcul\n");</text:p>
      <text:p text:style-name="P3"><text:s text:c="8"/>return 2;</text:p>
      <text:p text:style-name="P3"><text:s text:c="4"/>}</text:p>
      <text:p text:style-name="P3"><text:s text:c="4"/>if (n&lt;1) {</text:p>
      <text:p text:style-name="P3"><text:s text:c="8"/>printf("\nCalcul impossible\n");</text:p>
      <text:p text:style-name="P3"><text:s text:c="8"/>return 1;</text:p>
      <text:p text:style-name="P3"><text:s text:c="4"/>}</text:p>
      <text:p text:style-name="P3">label1:</text:p>
      <text:p text:style-name="P3"><text:s text:c="4"/>if (i&gt;=n) goto label2;</text:p>
      <text:p text:style-name="P3"><text:s text:c="4"/>i++;</text:p>
      <text:p text:style-name="P3"><text:s text:c="4"/>m=m*i;</text:p>
      <text:p text:style-name="P3"><text:s text:c="4"/>goto label1;</text:p>
      <text:p text:style-name="P3">label2:</text:p>
      <text:p text:style-name="P3"><text:s text:c="4"/>printf("\nFactorielle : %llu\n",m);</text:p>
      <text:p text:style-name="P3"><text:s text:c="4"/>return 0;</text:p>
      <text:p text:style-name="P3">}</text:p>
      <text:p text:style-name="P3"/>
      <text:p text:style-name="P22"/>
      <text:list xml:id="list2851797944988" text:continue-numbering="true" text:style-name="WWNum1">
        <text:list-item>
          <text:p text:style-name="P7"><text:span text:style-name="T1">Coder avec une boucle « for »</text:span> :</text:p>
          <text:list>
            <text:list-header>
              <text:p text:style-name="P19"/>
            </text:list-header>
          </text:list>
        </text:list-item>
      </text:list>
      <text:p text:style-name="P3">#include &lt;stdio.h&gt;</text:p>
      <text:p text:style-name="P3">int main(void) {</text:p>
      <text:p text:style-name="P3"><text:s text:c="4"/>unsigned long long int n=0;</text:p>
      <text:p text:style-name="P3"><text:s text:c="4"/>unsigned long long int m=1;</text:p>
      <text:p text:style-name="P3"><text:s text:c="4"/>int i=0;</text:p>
      <text:p text:style-name="P3"><text:s text:c="4"/>printf("Entrez une valeur entière positive : ");</text:p>
      <text:p text:style-name="P3"><text:s text:c="4"/>scanf("%llu",&amp;n);</text:p>
      <text:p text:style-name="P3"><text:s text:c="4"/>if (n&gt;20) {</text:p>
      <text:p text:style-name="P3"><text:s text:c="8"/>printf("\nDepassement de la capacité de calcul\n");</text:p>
      <text:p text:style-name="P3"><text:s text:c="8"/>return 2;</text:p>
      <text:p text:style-name="P3"><text:s text:c="4"/>}</text:p>
      <text:p text:style-name="P3"><text:s text:c="4"/>if (n&lt;1) {</text:p>
      <text:p text:style-name="P3"><text:s text:c="8"/>printf("\nCalcul impossible\n");</text:p>
      <text:p text:style-name="P3"><text:s text:c="8"/>return 1;</text:p>
      <text:p text:style-name="P3"><text:s text:c="4"/>}</text:p>
      <text:p text:style-name="P3"><text:s text:c="4"/>for (i=1;i&lt;=n;i++)</text:p>
      <text:p text:style-name="P3"><text:s text:c="8"/>m=m*i;</text:p>
      <text:p text:style-name="P3"><text:s text:c="4"/>printf("\nFactorielle : %llu\n",m);</text:p>
      <text:p text:style-name="P3"><text:s text:c="4"/>return 0;</text:p>
      <text:p text:style-name="P3">}</text:p>
      <text:p text:style-name="P3"/>
      <text:p text:style-name="P22"/>
      <text:list xml:id="list2851846746644" text:continue-numbering="true" text:style-name="WWNum1">
        <text:list-item>
          <text:p text:style-name="P7"><text:soft-page-break/><text:span text:style-name="T1">Coder avec une fonction</text:span> :</text:p>
          <text:list>
            <text:list-header>
              <text:p text:style-name="P19"/>
            </text:list-header>
          </text:list>
        </text:list-item>
      </text:list>
      <text:p text:style-name="P3">#include &lt;stdio.h&gt;</text:p>
      <text:p text:style-name="P3">unsigned long long int fact(unsigned long long int m) {</text:p>
      <text:p text:style-name="P3"><text:s text:c="4"/>if (m&lt;2)</text:p>
      <text:p text:style-name="P3"><text:s text:c="8"/>return 1;</text:p>
      <text:p text:style-name="P3"><text:s text:c="4"/>else</text:p>
      <text:p text:style-name="P3"><text:s text:c="8"/>return m*fact(m-1);</text:p>
      <text:p text:style-name="P3">}</text:p>
      <text:p text:style-name="P3">int main(void) {</text:p>
      <text:p text:style-name="P3"><text:s text:c="4"/>unsigned long long int n=0;</text:p>
      <text:p text:style-name="P3"><text:s text:c="4"/>printf("Entrez une valeur entière positive : ");</text:p>
      <text:p text:style-name="P3"><text:s text:c="4"/>scanf("%llu",&amp;n);</text:p>
      <text:p text:style-name="P3"><text:s text:c="4"/>if (n&gt;20) {</text:p>
      <text:p text:style-name="P3"><text:s text:c="8"/>printf("\nDepassement de la capacité de calcul\n");</text:p>
      <text:p text:style-name="P3"><text:s text:c="8"/>return 2;</text:p>
      <text:p text:style-name="P3"><text:s text:c="4"/>}</text:p>
      <text:p text:style-name="P3"><text:s text:c="4"/>if (n&gt;=0) {</text:p>
      <text:p text:style-name="P3"><text:s text:c="8"/>printf("\nFactorielle : %llu\n",fact(n));</text:p>
      <text:p text:style-name="P3"><text:s text:c="8"/>return 0;</text:p>
      <text:p text:style-name="P3"><text:s text:c="4"/>} else {</text:p>
      <text:p text:style-name="P3"><text:s text:c="8"/>printf("\nCalcul impossible\n");</text:p>
      <text:p text:style-name="P3"><text:s text:c="8"/>return 1;</text:p>
      <text:p text:style-name="P3"><text:s text:c="4"/>};</text:p>
      <text:p text:style-name="P3"/>
      <text:p text:style-name="P3">}</text:p>
      <text:p text:style-name="P23"/>
      <text:list xml:id="list2851868555570" text:continue-numbering="true" text:style-name="WWNum1">
        <text:list-item>
          <text:p text:style-name="P8"><text:span text:style-name="T1">Coder avec la récursivité</text:span> :</text:p>
        </text:list-item>
      </text:list>
      <text:p text:style-name="normal"/>
      <text:p text:style-name="normal">Idem 3</text:p>
      <text:list xml:id="list2850425046629" text:continue-numbering="true" text:style-name="WWNum1">
        <text:list-item>
          <text:list>
            <text:list-header>
              <text:p text:style-name="P10"/>
            </text:list-header>
          </text:list>
        </text:list-item>
      </text:list>
      <text:p text:style-name="P23"/>
      <text:list xml:id="list2850687906153" text:continue-numbering="true" text:style-name="WWNum1">
        <text:list-item>
          <text:p text:style-name="P8"><text:span text:style-name="T2">Limite de la récursivité</text:span> :</text:p>
        </text:list-item>
      </text:list>
      <text:p text:style-name="P12">À chaque appel de la fonction en récursivité, le contexte appelant et la valeur passée en paramètre sont stockés sur la pile. Dans le cas où il y aurait trop d’appels, la pile sera saturée, en englais « stack overflow ».</text:p>
      <text:p text:style-name="P11"/>
      <text:list xml:id="list2851034953408" text:continue-numbering="true" text:style-name="WWNum1">
        <text:list-item>
          <text:p text:style-name="P9"><text:span text:style-name="T1">Coder des fonctions type map</text:span> :</text:p>
          <text:list>
            <text:list-header>
              <text:p text:style-name="P20"/>
            </text:list-header>
          </text:list>
        </text:list-item>
      </text:list>
      <text:p text:style-name="P5">#include &lt;stdio.h&gt;</text:p>
      <text:p text:style-name="P4"/>
      <text:p text:style-name="P4">#define N 5</text:p>
      <text:p text:style-name="P4"/>
      <text:p text:style-name="P4">void mapDouble(int e[], int r[]){</text:p>
      <text:p text:style-name="P4"><text:s text:c="4"/>for (int i=0;i&lt;N;i++)</text:p>
      <text:p text:style-name="P4"><text:s text:c="8"/>r[i]=2*e[i];</text:p>
      <text:p text:style-name="P4">}</text:p>
      <text:p text:style-name="P4"/>
      <text:p text:style-name="P4">void mapTriple(int e[], int r[]){</text:p>
      <text:p text:style-name="P4"><text:s text:c="4"/>for (int i=0;i&lt;N;i++)</text:p>
      <text:p text:style-name="P4"><text:soft-page-break/><text:s text:c="8"/>r[i]=3*e[i];</text:p>
      <text:p text:style-name="P4">}</text:p>
      <text:p text:style-name="P4"/>
      <text:p text:style-name="P4">void mapSquare(int e[], int r[]){</text:p>
      <text:p text:style-name="P4"><text:s text:c="4"/>for (int i=0;i&lt;N;i++)</text:p>
      <text:p text:style-name="P4"><text:s text:c="8"/>r[i]=e[i]*e[i];</text:p>
      <text:p text:style-name="P4">}</text:p>
      <text:p text:style-name="P4"/>
      <text:p text:style-name="P4">void mapMaximize3(int e[], int r[]){</text:p>
      <text:p text:style-name="P4"><text:s text:c="4"/>for (int i=0;i&lt;N;i++) </text:p>
      <text:p text:style-name="P4"><text:s text:c="8"/>if (e[i]&lt;3) </text:p>
      <text:p text:style-name="P4"><text:s text:c="12"/>r[i]=e[i];</text:p>
      <text:p text:style-name="P4"><text:s text:c="8"/>else</text:p>
      <text:p text:style-name="P4"><text:s text:c="12"/>r[i]=3;</text:p>
      <text:p text:style-name="P4">}</text:p>
      <text:p text:style-name="P4"/>
      <text:p text:style-name="P4">int main() {</text:p>
      <text:p text:style-name="P4"><text:s text:c="4"/>int e[N]= {1, 5, 2, 4, 3};</text:p>
      <text:p text:style-name="P4"><text:s text:c="4"/>int r_double[N];</text:p>
      <text:p text:style-name="P4"><text:s text:c="4"/>int r_triple[N];</text:p>
      <text:p text:style-name="P4"><text:s text:c="4"/>int r_square[N];</text:p>
      <text:p text:style-name="P4"><text:s text:c="4"/>int r_maximize3[N];</text:p>
      <text:p text:style-name="P4"><text:s text:c="4"/>mapDouble(e, r_double);</text:p>
      <text:p text:style-name="P4"><text:s text:c="4"/>mapTriple(e, r_triple);</text:p>
      <text:p text:style-name="P4"><text:s text:c="4"/>mapSquare(e, r_square);</text:p>
      <text:p text:style-name="P4"><text:s text:c="4"/>mapMaximize3(e, r_maximize3);</text:p>
      <text:p text:style-name="P4"><text:s text:c="4"/>return 0;</text:p>
      <text:p text:style-name="P4">}</text:p>
      <text:p text:style-name="P3"/>
      <text:list xml:id="list2851303730527" text:continue-numbering="true" text:style-name="WWNum1">
        <text:list-item>
          <text:p text:style-name="P9"><text:span text:style-name="T3">map analyse</text:span> :</text:p>
        </text:list-item>
      </text:list>
      <text:p text:style-name="P13">À chaque <text:span text:style-name="T3">fonction map il y a une boucle for qui parcourt tout le tableau e. On peut factoriser le bouclage. Dans ce cas, il est nécessaire de passer tous les tableaux r_xxx en paramètre.</text:span></text:p>
      <text:p text:style-name="P14"/>
      <text:list xml:id="list2850683824428" text:continue-numbering="true" text:style-name="WWNum1">
        <text:list-item>
          <text:p text:style-name="P9"><text:span text:style-name="T3">Analyse de 3 codes</text:span> :</text:p>
        </text:list-item>
      </text:list>
      <text:p text:style-name="P15">Dans le code #1, il n’y a pas de factorisation entre les 2 fonctions dessineTriangle et dessineEtoile. <text:span text:style-name="T4">Chaque fonction gère individuellement le paramètre gras oui/non.</text:span></text:p>
      <text:p text:style-name="P15"/>
      <text:p text:style-name="P15">Dans le code #2, on accède aux fonctions dessineTriangle et dessineEtoile par une fonction générique dessine, qui accepte <text:span text:style-name="T4">des </text:span>paramètre<text:span text:style-name="T4">s</text:span> indiquant le nombre de branches <text:span text:style-name="T4">et le dessin gras. Il y a 2 switch qui font la même chose, ce qui doit être factorisé</text:span></text:p>
      <text:p text:style-name="P15"/>
      <text:p text:style-name="P16">Dans le code #3, la factorisation est plus poussée. La fonction dessine gère le dessin gras ou non, la fonction trace gère le nombre de branches. <text:span text:style-name="T4">Il n’y a qu’un seul switch. </text:span></text:p>
      <text:p text:style-name="P16"/>
      <text:p text:style-name="P16"><text:span text:style-name="T4">On peut améliorer le code en ne prenant pas en compte le paramètre figure, en effet si ce paramètre vaut 3 on trace un triangle, et une étoile si ce paramètre est supérieur à 3.</text:span></text:p>
      <text:p text:style-name="P16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5">Gras oui</text:p>
          </table:table-cell>
          <table:table-cell table:style-name="Tableau1.C1" office:value-type="string">
            <text:p text:style-name="P25">Gras non</text:p>
          </table:table-cell>
        </table:table-row>
        <table:table-row>
          <table:table-cell table:style-name="Tableau1.A2" office:value-type="string">
            <text:p text:style-name="P25">Nb de coté = 3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5">Nb de coté &gt; 3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4"/>
          </table:table-cell>
        </table:table-row>
      </table:table>
      <text:p text:style-name="P1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3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fr" fo:country="F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style-name="Regular" style:font-family-generic="roman" style:font-pitch="variable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33cm" fo:margin-right="0cm" fo:margin-top="0.423cm" fo:margin-bottom="0.212cm" loext:contextual-spacing="false" fo:line-height="100%" fo:text-indent="-0.7cm" style:auto-text-indent="false" fo:keep-with-next="always"/>
      <style:text-properties style:font-name="Liberation Sans2" fo:font-family="'Liberation Sans'" style:font-family-generic="roman" style:font-pitch="variable" fo:font-size="18pt" fo:font-weight="bold" style:font-name-asian="Liberation Sans3" style:font-family-asian="'Liberation Sans'" style:font-family-generic-asian="system" style:font-pitch-asian="variable" style:font-size-asian="18pt" style:font-weight-asian="bold" style:font-name-complex="Liberation Sans3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list-style-name="WWNum1" style:class="text">
      <style:paragraph-properties fo:margin-left="2.03cm" fo:margin-right="0cm" fo:margin-top="0.353cm" fo:margin-bottom="0.212cm" loext:contextual-spacing="false" fo:line-height="100%" fo:text-align="start" style:justify-single-word="false" fo:text-indent="-0.7cm" style:auto-text-indent="false" fo:keep-with-next="always"/>
      <style:text-properties style:font-name="Liberation Sans1" fo:font-family="'Liberation Sans'" style:font-style-name="Bold" style:font-family-generic="swiss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indent="0cm" style:auto-text-indent="false" fo:keep-with-next="always"/>
      <style:text-properties style:font-name="Liberation Sans2" fo:font-family="'Liberation Sans'" style:font-family-generic="roman" style:font-pitch="variable" fo:font-size="14pt" fo:font-weight="bold" style:font-name-asian="Liberation Sans3" style:font-family-asian="'Liberation Sans'" style:font-family-generic-asian="system" style:font-pitch-asian="variable" style:font-size-asian="14pt" style:font-weight-asian="bold" style:font-name-complex="Liberation Sans3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6T00:28:49.197056173</dc:date>
    <meta:editing-duration>PT37M48S</meta:editing-duration>
    <meta:editing-cycles>6</meta:editing-cycles>
    <meta:document-statistic meta:table-count="1" meta:image-count="0" meta:object-count="0" meta:page-count="3" meta:paragraph-count="120" meta:word-count="543" meta:character-count="3589" meta:non-whitespace-character-count="2742"/>
  </office:meta>
</office:document-meta>
</file>